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family-generic="swiss"/>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paragraph-rsid="001a670d" style:language-complex="ar" style:country-complex="SA"/>
    </style:style>
    <style:style style:name="P5" style:family="paragraph" style:parent-style-name="Standard">
      <style:paragraph-properties fo:text-align="end" style:justify-single-word="false"/>
    </style:style>
    <style:style style:name="P6" style:family="paragraph" style:parent-style-name="Standard">
      <style:text-properties style:font-name="Arial" fo:font-size="16pt" fo:language="hr" fo:country="HR" style:font-size-asian="16pt" style:font-name-complex="Arial" style:font-size-complex="16pt" style:language-complex="ar" style:country-complex="SA"/>
    </style:style>
    <style:style style:name="P7" style:family="paragraph" style:parent-style-name="Standard">
      <style:paragraph-properties fo:text-align="end" style:justify-single-word="false"/>
      <style:text-properties style:font-name="Arial" fo:font-size="16pt" fo:language="hr" fo:country="HR" style:font-size-asian="16pt" style:font-name-complex="Arial" style:font-size-complex="16pt" style:language-complex="ar" style:country-complex="SA"/>
    </style:style>
    <style:style style:name="P8" style:family="paragraph" style:parent-style-name="Standard">
      <style:paragraph-properties fo:text-align="end" style:justify-single-word="false"/>
      <style:text-properties style:font-name="Arial" fo:font-size="16pt" fo:language="hr" fo:country="HR" fo:font-weight="bold" style:font-size-asian="16pt" style:font-weight-asian="bold" style:font-name-complex="Arial" style:font-size-complex="16pt" style:language-complex="ar" style:country-complex="SA"/>
    </style:style>
    <style:style style:name="P9" style:family="paragraph" style:parent-style-name="Standard">
      <style:text-properties fo:color="#0000ff" fo:language="hr" fo:country="HR" fo:font-style="italic" fo:font-weight="bold" fo:background-color="#ffff00" style:font-style-asian="italic" style:font-weight-asian="bold" style:language-complex="ar" style:country-complex="SA" style:font-style-complex="italic" style:font-weight-complex="bold"/>
    </style:style>
    <style:style style:name="P10" style:family="paragraph" style:parent-style-name="Standard">
      <style:text-properties fo:color="#0000ff" fo:language="hr" fo:country="HR" fo:font-style="italic" fo:font-weight="bold" style:font-style-asian="italic" style:font-weight-asian="bold" style:language-complex="ar" style:country-complex="SA" style:font-style-complex="italic" style:font-weight-complex="bold"/>
    </style:style>
    <style:style style:name="P11" style:family="paragraph" style:parent-style-name="Standard">
      <style:text-properties officeooo:paragraph-rsid="002455e8"/>
    </style:style>
    <style:style style:name="P12" style:family="paragraph" style:parent-style-name="Standard">
      <style:text-properties officeooo:paragraph-rsid="0025274b"/>
    </style:style>
    <style:style style:name="P13"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14" style:family="paragraph" style:parent-style-name="Standard">
      <style:paragraph-properties fo:margin-left="0in" fo:margin-right="0.25in" fo:text-indent="0in" style:auto-text-indent="false"/>
      <style:text-properties fo:language="hr" fo:country="HR"/>
    </style:style>
    <style:style style:name="P15"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16" style:family="paragraph" style:parent-style-name="Heading">
      <style:paragraph-properties fo:text-align="end" style:justify-single-word="false"/>
      <style:text-properties fo:language="hr" fo:country="HR" style:language-complex="ar" style:country-complex="SA"/>
    </style:style>
    <style:style style:name="P17" style:family="paragraph" style:parent-style-name="Heading">
      <style:paragraph-properties fo:text-align="end" style:justify-single-word="false"/>
      <style:text-properties fo:font-size="14pt" fo:language="hr" fo:country="HR" style:font-size-asian="14pt" style:language-complex="ar" style:country-complex="SA"/>
    </style:style>
    <style:style style:name="P18" style:family="paragraph" style:parent-style-name="Heading">
      <style:paragraph-properties fo:break-before="page">
        <style:tab-stops>
          <style:tab-stop style:position="0.3in"/>
          <style:tab-stop style:position="6.5in" style:type="right"/>
        </style:tab-stops>
      </style:paragraph-properties>
      <style:text-properties fo:language="hr" fo:country="HR" style:language-complex="ar" style:country-complex="SA"/>
    </style:style>
    <style:style style:name="P19" style:family="paragraph" style:parent-style-name="Text_20_body">
      <style:text-properties fo:language="hr" fo:country="HR" style:language-complex="ar" style:country-complex="SA"/>
    </style:style>
    <style:style style:name="P20" style:family="paragraph" style:parent-style-name="Contents_20_1">
      <style:paragraph-properties fo:margin-left="0in" fo:margin-right="0.0118in" fo:text-indent="0in" style:auto-text-indent="false">
        <style:tab-stops>
          <style:tab-stop style:position="6.5in" style:type="right"/>
        </style:tab-stops>
      </style:paragraph-properties>
    </style:style>
    <style:style style:name="P21" style:family="paragraph" style:parent-style-name="InfoBlue">
      <style:text-properties fo:language="hr" fo:country="HR" style:language-complex="ar" style:country-complex="SA"/>
    </style:style>
    <style:style style:name="P22" style:family="paragraph" style:parent-style-name="InfoBlue">
      <style:text-properties fo:language="hr" fo:country="HR" fo:background-color="#ffff00" style:language-complex="ar" style:country-complex="SA"/>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center" style:justify-single-word="false"/>
      <style:text-properties fo:language="hr" fo:country="HR" style:language-complex="ar" style:country-complex="SA"/>
    </style:style>
    <style:style style:name="P25" style:family="paragraph" style:parent-style-name="Table_20_Contents">
      <style:paragraph-properties fo:text-align="end" style:justify-single-word="false"/>
      <style:text-properties fo:language="hr" fo:country="HR" style:language-complex="ar" style:country-complex="SA"/>
    </style:style>
    <style:style style:name="P26" style:family="paragraph" style:parent-style-name="Table_20_Contents">
      <style:paragraph-properties fo:text-align="center" style:justify-single-word="false"/>
      <style:text-properties style:font-name="Times New Roman" fo:font-size="10pt" fo:language="hr" fo:country="HR" officeooo:paragraph-rsid="0021f20e" style:font-size-asian="10pt" style:font-size-complex="10pt" style:language-complex="ar" style:country-complex="SA"/>
    </style:style>
    <style:style style:name="P27"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28" style:family="paragraph" style:parent-style-name="Standard">
      <style:text-properties fo:language="hr" fo:country="HR" officeooo:rsid="0025274b" officeooo:paragraph-rsid="0025274b" style:language-complex="ar" style:country-complex="SA"/>
    </style:style>
    <style:style style:name="P29" style:family="paragraph" style:parent-style-name="Standard">
      <style:text-properties fo:language="hr" fo:country="HR" fo:font-style="normal" officeooo:rsid="0025274b" style:font-style-asian="normal" style:language-complex="ar" style:country-complex="SA" style:font-style-complex="normal"/>
    </style:style>
    <style:style style:name="P30" style:family="paragraph" style:parent-style-name="Standard">
      <style:text-properties fo:language="hr" fo:country="HR" fo:font-style="normal" officeooo:rsid="0025274b" officeooo:paragraph-rsid="0025274b" style:font-style-asian="normal" style:language-complex="ar" style:country-complex="SA" style:font-style-complex="normal"/>
    </style:style>
    <style:style style:name="P31"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32" style:family="paragraph" style:parent-style-name="Heading" style:master-page-name="Convert_20_1">
      <style:paragraph-properties style:page-number="auto"/>
      <style:text-properties fo:language="hr" fo:country="HR" style:language-complex="ar" style:country-complex="SA"/>
    </style:style>
    <style:style style:name="P33" style:family="paragraph" style:parent-style-name="Heading_20_2">
      <style:text-properties fo:language="hr" fo:country="HR" officeooo:rsid="001a670d" officeooo:paragraph-rsid="001a670d" style:language-complex="ar" style:country-complex="SA"/>
    </style:style>
    <style:style style:name="P34" style:family="paragraph" style:parent-style-name="Heading_20_2">
      <style:text-properties officeooo:rsid="002455e8" officeooo:paragraph-rsid="002455e8"/>
    </style:style>
    <style:style style:name="P35" style:family="paragraph" style:parent-style-name="Heading_20_1">
      <style:text-properties fo:language="hr" fo:country="HR" officeooo:rsid="001a670d" style:language-complex="ar" style:country-complex="SA"/>
    </style:style>
    <style:style style:name="P36" style:family="paragraph" style:parent-style-name="Heading_20_1">
      <style:paragraph-properties fo:break-before="page"/>
      <style:text-properties fo:language="hr" fo:country="HR" style:language-complex="ar" style:country-complex="SA"/>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style:language-complex="ar" style:country-complex="SA"/>
    </style:style>
    <style:style style:name="T4" style:family="text">
      <style:text-properties fo:language="hr" fo:country="HR" officeooo:rsid="002455e8" style:language-complex="ar" style:country-complex="SA"/>
    </style:style>
    <style:style style:name="T5" style:family="text">
      <style:text-properties fo:language="hr" fo:country="HR" officeooo:rsid="0025274b" style:language-complex="ar" style:country-complex="SA"/>
    </style:style>
    <style:style style:name="T6" style:family="text">
      <style:text-properties fo:language="hr" fo:country="HR" fo:font-style="italic" officeooo:rsid="002455e8" style:font-style-asian="italic" style:language-complex="ar" style:country-complex="SA" style:font-style-complex="italic"/>
    </style:style>
    <style:style style:name="T7" style:family="text">
      <style:text-properties fo:language="hr" fo:country="HR" fo:font-style="italic" officeooo:rsid="0025274b" style:font-style-asian="italic" style:language-complex="ar" style:country-complex="SA" style:font-style-complex="italic"/>
    </style:style>
    <style:style style:name="T8" style:family="text">
      <style:text-properties fo:language="hr" fo:country="HR" fo:font-style="normal" officeooo:rsid="002455e8" style:font-style-asian="normal" style:language-complex="ar" style:country-complex="SA" style:font-style-complex="normal"/>
    </style:style>
    <style:style style:name="T9" style:family="text">
      <style:text-properties fo:language="hr" fo:country="HR" fo:font-style="normal" officeooo:rsid="0025274b" style:font-style-asian="normal" style:language-complex="ar" style:country-complex="SA" style:font-style-complex="normal"/>
    </style:style>
    <style:style style:name="T10" style:family="text">
      <style:text-properties fo:language="hr" fo:country="HR" fo:font-style="normal" officeooo:rsid="002b35a4" style:font-style-asian="normal" style:language-complex="ar" style:country-complex="SA" style:font-style-complex="normal"/>
    </style:style>
    <style:style style:name="T11" style:family="text">
      <style:text-properties fo:language="hr" fo:country="HR" fo:font-style="normal" officeooo:rsid="002cbaeb" style:font-style-asian="normal" style:language-complex="ar" style:country-complex="SA" style:font-style-complex="normal"/>
    </style:style>
    <style:style style:name="T12" style:family="text">
      <style:text-properties fo:language="hr" fo:country="HR" fo:font-style="normal" officeooo:rsid="002eca58" style:font-style-asian="normal" style:language-complex="ar" style:country-complex="SA" style:font-style-complex="normal"/>
    </style:style>
    <style:style style:name="T13"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14"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15" style:family="text">
      <style:text-properties fo:font-size="16pt" style:font-size-asian="16pt" style:font-name-complex="Arial" style:font-size-complex="16pt"/>
    </style:style>
    <style:style style:name="T16" style:family="text">
      <style:text-properties fo:font-size="16pt" fo:font-weight="normal" style:font-size-asian="16pt" style:font-weight-asian="normal" style:font-name-complex="Arial" style:font-size-complex="16pt"/>
    </style:style>
    <style:style style:name="T17" style:family="text">
      <style:text-properties fo:background-color="#ffff00"/>
    </style:style>
    <style:style style:name="T18" style:family="text">
      <style:text-properties officeooo:rsid="001a670d"/>
    </style:style>
    <style:style style:name="T19" style:family="text">
      <style:text-properties officeooo:rsid="001a89d5"/>
    </style:style>
    <style:style style:name="T20" style:family="text">
      <style:text-properties officeooo:rsid="0021f20e"/>
    </style:style>
    <style:style style:name="T21" style:family="text">
      <style:text-properties fo:font-style="italic" officeooo:rsid="0021f20e" style:font-style-asian="italic" style:font-style-complex="italic"/>
    </style:style>
    <style:style style:name="T22" style:family="text">
      <style:text-properties fo:font-style="normal" officeooo:rsid="0021f20e" style:font-style-asian="normal" style:font-style-complex="normal"/>
    </style:style>
    <style:style style:name="T23"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4" style:family="text">
      <style:text-properties officeooo:rsid="002455e8"/>
    </style:style>
    <style:style style:name="T25"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ubject>&lt;Project Name&gt;</text:subject></text:p>
      <text:p text:style-name="P16">Tehnička dokumentacija</text:p>
      <text:p text:style-name="P17">Verzija &lt;1.0&gt;</text:p>
      <text:p text:style-name="P16"/>
      <text:p text:style-name="P16"/>
      <text:p text:style-name="P16"/>
      <text:p text:style-name="P16"/>
      <text:p text:style-name="P16"><text:span text:style-name="T15">Studentski tim: </text:span><text:span text:style-name="T16">&lt;Ime i prezime&gt;</text:span></text:p>
      <text:p text:style-name="P7">&lt;Ime i prezime&gt;</text:p>
      <text:p text:style-name="P7">&lt;Ime i prezime&gt;</text:p>
      <text:p text:style-name="P8">....</text:p>
      <text:p text:style-name="P6"/>
      <text:p text:style-name="P16"><text:span text:style-name="T15">Nastavnik: </text:span><text:span text:style-name="T16">&lt;Ime i prezime&gt;</text:span></text:p>
      <text:p text:style-name="P17"/>
      <text:p text:style-name="P17"/>
      <text:p text:style-name="P17"/>
      <text:p text:style-name="P17"/>
      <text:p text:style-name="P17"/>
      <text:p text:style-name="P17"/>
      <text:p text:style-name="P17"/>
      <text:p text:style-name="P3"/>
      <text:p text:style-name="P32">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1.111in" style:leader-char=" " style:with-tab="false"/>
            <text:index-entry-tab-stop style:type="left" style:position="6.5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20"><text:a xlink:type="simple" xlink:href="#__RefHeading__1_1309265801" text:style-name="Index_20_Link" text:visited-style-name="Index_20_Link"><text:span text:style-name="T3">1. Opis razvijenog proizvoda<text:tab/>4</text:span></text:a></text:p>
          <text:p text:style-name="P20"><text:a xlink:type="simple" xlink:href="#__RefHeading__3_1309265801" text:style-name="Index_20_Link" text:visited-style-name="Index_20_Link"><text:span text:style-name="T3">2. Tehničke značajke<text:tab/>5</text:span></text:a></text:p>
          <text:p text:style-name="P20"><text:a xlink:type="simple" xlink:href="#__RefHeading__5_1309265801" text:style-name="Index_20_Link" text:visited-style-name="Index_20_Link"><text:span text:style-name="T3">3. Upute za korištenje<text:tab/>6</text:span></text:a></text:p>
          <text:p text:style-name="P20"><text:a xlink:type="simple" xlink:href="#__RefHeading__7_1309265801" text:style-name="Index_20_Link" text:visited-style-name="Index_20_Link"><text:span text:style-name="T3">4. Literatura<text:tab/>7</text:span></text:a></text:p>
        </text:index-body>
      </text:table-of-content>
      <text:p text:style-name="P18">Tehnička dokumentacija</text:p>
      <text:p text:style-name="P21"/>
      <text:p text:style-name="P9">Na koji način koristiti predložak?</text:p>
      <text:p text:style-name="P22"/>
      <text:p text:style-name="P22">Dokument se po potrebi može prilagoditi potrebama pojedinog projekta promjenom predloženih naslova predloženih poglavlja, kao i eventualnim dodavanjem novih poglavlja i potpoglavlja. </text:p>
      <text:p text:style-name="P22"/>
      <text:p text:style-name="P21"><text:span text:style-name="T17">Cilj dokumenta je opisati rezultat rada studentskog tima, problem koji je riješen u okviru projekta, korištenu tehnologiju, mogućnosti i značajke dobivenog proizvoda i sl.</text:span> <text:span text:style-name="T17">Razinu detalja opisanu u ovom dokumentu studentski tim treba dogovoriti s nastavnikom.</text:span></text:p>
      <text:p text:style-name="P21"/>
      <text:p text:style-name="P21"/>
      <text:p text:style-name="P21"/>
      <text:p text:style-name="P21"/>
      <text:p text:style-name="P10">Literatura:</text:p>
      <text:p text:style-name="P21">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21"/>
      <text:p text:style-name="P10">Primjer citiranja knjige:</text:p>
      <text:p text:style-name="P21">Prezime, inicijal(i) imena autora. Naslov: podnaslov. Podatak o izdanju. Mjesto izdavanja: Nakladnik, godina izdavanja.</text:p>
      <text:p text:style-name="P21"/>
      <text:p text:style-name="P10">Primjer citiranja članka u časopisu:</text:p>
      <text:p text:style-name="P21">Prezime, inicijal(i) imena autora. Naslov članka: podnaslov. Naziv časopisa. Oznaka sveska/godišta, broj(godina), str. početna-završna.</text:p>
      <text:p text:style-name="P21"/>
      <text:p text:style-name="P10">Primjer citiranja rada sa konferencije:</text:p>
      <text:p text:style-name="P21">Prezime, inicijal(i) imena autora. Naslov rada: podnaslov. Naslov zbornika, mjesto održavanja konferencije, (godina), str. početna-završna.</text:p>
      <text:p text:style-name="P21"/>
      <text:p text:style-name="P10">Primjer citiranja doktorskog, magistarskog ili diplomskog rada:</text:p>
      <text:p text:style-name="P21">Prezime, inicijal(i) imena autora. Naslov. Vrsta rada. Ustanova na kojoj je rad obranjen, godina.</text:p>
      <text:p text:style-name="P21"/>
      <text:p text:style-name="P10">Primjer citiranja www izvora:</text:p>
      <text:p text:style-name="P21">Ime(na) autora (ako je/su poznata), naslov dokumenta, datum nastanka (ako se razlikuje od datuma pristupa izvoru), naslov potpunog djela (italic), potpuna http adresa, datum pristupa dokumentu.</text:p>
      <text:p text:style-name="P21"><text:soft-page-break/></text:p>
      <text:p text:style-name="P10">Ostale upute</text:p>
      <text:p text:style-name="P21">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36" text:outline-level="1"><text:bookmark-start text:name="__RefHeading__1_1309265801"/>Opis razvijenog proizvoda<text:bookmark-end text:name="__RefHeading__1_1309265801"/></text:h>
      <text:p text:style-name="P19"/>
      <text:p text:style-name="P19"/>
      <text:p text:style-name="P19"/>
      <text:p text:style-name="P19"/>
      <text:h text:style-name="P36" text:outline-level="1"><text:bookmark-start text:name="__RefHeading__3_1309265801"/>Tehničke značajke<text:bookmark-end text:name="__RefHeading__3_1309265801"/></text:h>
      <text:p text:style-name="P19"/>
      <text:h text:style-name="P35" text:outline-level="1">Zaglađivanje slike</text:h>
      <text:h text:style-name="P33" text:outline-level="2">Zaglađivanje Gaussovim algoritmom</text:h>
      <text:p text:style-name="P4"><text:span text:style-name="T18">Budući da fotografije snimljene fotoaparatima ili kamerama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20">u</text:span><text:span text:style-name="T18">je prema funkciji </text:span><text:span text:style-name="T18"><text:sequence-ref text:reference-format="text" text:ref-name="refText0">(1)</text:sequence-ref></text:span><text:span text:style-name="T19">.</text:span></text:p>
      <table:table table:name="Table5" table:style-name="Table5">
        <table:table-column table:style-name="Table5.A"/>
        <table:table-column table:style-name="Table5.B"/>
        <table:table-header-rows>
          <table:table-row>
            <table:table-cell table:style-name="Table5.A1" office:value-type="string">
              <text:p text:style-name="P24"><draw:frame draw:style-name="fr1" draw:name="Objekt4" text:anchor-type="as-char" svg:y="-0.3193in" svg:width="1.7429in" svg:height="0.4689in" draw:z-index="1"><draw:object xlink:href="./Object 1" xlink:type="simple" xlink:show="embed" xlink:actuate="onLoad"/><draw:image xlink:href="./ObjectReplacements/Object 1" xlink:type="simple" xlink:show="embed" xlink:actuate="onLoad"/><svg:desc>formula</svg:desc></draw:frame>,</text:p>
              <text:p text:style-name="P26"><text:span text:style-name="T20">gdje su </text:span><text:span text:style-name="T21">x</text:span><text:span text:style-name="T22"> i </text:span><text:span text:style-name="T21">y</text:span><text:span text:style-name="T22"> koordinate točke, a </text:span><text:span text:style-name="T23">σ standardna devijacija.</text:span></text:p>
            </table:table-cell>
            <table:table-cell table:style-name="Table5.A1" office:value-type="string">
              <text:p text:style-name="P25"><text:span text:style-name="T20">(</text:span><text:sequence text:ref-name="refText0" text:name="Text" text:formula="ooow:Text+1" style:num-format="1">1</text:sequence>)</text:p>
            </table:table-cell>
          </table:table-row>
        </table:table-header-rows>
      </table:table>
      <text:h text:style-name="P34" text:outline-level="2">Implementacija Gaussovog algoritma</text:h>
      <text:p text:style-name="P11"><text:span text:style-name="T24">Gaussov filtar je, matematički, konvolucija slike </text:span><text:span text:style-name="T4">i Gaussove funkcije. Obzirom na to da radimo s određenim i relativno malim brojem točaka, sve vrijednosti matrice (</text:span><text:span text:style-name="T6">kernela</text:span><text:span text:style-name="T8">) mogu se unaprijed izračunati te se tako ostvaruje bitna ušteda procesorskog vremena. Primjer takve matrice, veličine 5x5 dan je u nastavku:</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aragraf_20_formula"><draw:frame draw:style-name="fr1" draw:name="Object2" text:anchor-type="as-char" svg:y="-0.5953in" svg:width="1.5866in" svg:height="1.0917in" draw:z-index="0"><draw:object xlink:href="./Object 3" xlink:type="simple" xlink:show="embed" xlink:actuate="onLoad"/><draw:image xlink:href="./ObjectReplacements/Object 3" xlink:type="simple" xlink:show="embed" xlink:actuate="onLoad"/><svg:desc>formula</svg:desc></draw:frame></text:p>
            </table:table-cell>
            <table:table-cell table:style-name="Table6.A1" office:value-type="string">
              <text:p text:style-name="P23">(<text:sequence text:ref-name="refText1" text:name="Text" text:formula="ooow:Text+1" style:num-format="1">2</text:sequence>)</text:p>
            </table:table-cell>
          </table:table-row>
        </table:table-header-rows>
      </table:table>
      <text:p text:style-name="P28"/>
      <text:p text:style-name="P12"><text:span text:style-name="T5">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7">kernel</text:span><text:span text:style-name="T9">om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30">Za lakšu ilustraciju slijedi pseudokod:</text:p>
      <text:p text:style-name="P15"><text:span text:style-name="kod_5f_kljucna_5f_rijec"><text:span text:style-name="T9">za svaki</text:span></text:span><text:span text:style-name="T9"> redak matrice </text:span><text:span text:style-name="kod_20_varijabla"><text:span text:style-name="T12">originalna_matrica</text:span></text:span><text:span text:style-name="T9"> {<text:line-break/><text:tab/></text:span><text:span text:style-name="kod_5f_kljucna_5f_rijec"><text:span text:style-name="T9">za </text:span></text:span><text:span text:style-name="kod_5f_kljucna_5f_rijec"><text:span text:style-name="T25">svaki</text:span></text:span><text:span text:style-name="T9"> stupac matrice </text:span><text:span text:style-name="kod_20_varijabla"><text:span text:style-name="T12">originalna_matrica</text:span></text:span><text:span text:style-name="T9"> {<text:line-break/><text:tab/><text:tab/></text:span><text:span text:style-name="kod_20_varijabla"><text:span text:style-name="T10">vrijednost_točke</text:span></text:span><text:span text:style-name="T10"> = 0<text:line-break/><text:tab/><text:tab/></text:span><text:span text:style-name="kod_5f_kljucna_5f_rijec"><text:span text:style-name="T10">za svaki</text:span></text:span><text:span text:style-name="T10"> element </text:span><text:span text:style-name="kod_20_varijabla"><text:span text:style-name="T13">el</text:span></text:span><text:span text:style-name="T10"> 1D matrice kernel_horiz {<text:line-break/><text:tab/><text:tab/><text:tab/></text:span><text:span text:style-name="kod_20_varijabla"><text:span text:style-name="T10">vrijednost_točke</text:span></text:span><text:span text:style-name="T10"> = </text:span><text:span text:style-name="kod_20_varijabla"><text:span text:style-name="T13">el</text:span></text:span><text:span text:style-name="T10"> * </text:span><text:span text:style-name="kod_20_varijabla"><text:span text:style-name="T10">originalna_matrica</text:span></text:span><text:span text:style-name="T10">[</text:span><text:span text:style-name="kod_20_varijabla"><text:span text:style-name="T10">trenutni_redak</text:span></text:span><text:span text:style-name="T10">, </text:span><text:span text:style-name="kod_20_varijabla"><text:span text:style-name="T10">trenutni_stupac</text:span></text:span><text:span text:style-name="T10"> + </text:span><text:span text:style-name="kod_20_varijabla"><text:span text:style-name="T10">pozicija_u_kernelu</text:span></text:span><text:span text:style-name="T10"> – </text:span><text:span text:style-name="kod_20_varijabla"><text:span text:style-name="T10">radijus_zaglađenja</text:span></text:span><text:span text:style-name="T11">]</text:span><text:span text:style-name="T10"><text:line-break/><text:tab/><text:tab/>}<text:line-break/><text:tab/><text:tab/></text:span><text:span text:style-name="kod_20_varijabla"><text:span text:style-name="T11">privremena_matrica</text:span></text:span><text:span text:style-name="T11">[</text:span><text:span text:style-name="kod_20_varijabla"><text:span text:style-name="T11">trenutni_redak</text:span></text:span><text:span text:style-name="T11">, </text:span><text:span text:style-name="kod_20_varijabla"><text:span text:style-name="T11">trenutni_stupac</text:span></text:span><text:span text:style-name="T11">] = </text:span><text:span text:style-name="kod_20_varijabla"><text:span text:style-name="T11">vrijednost_točke</text:span></text:span><text:span text:style-name="T9"><text:line-break/><text:tab/>}<text:line-break/>}<text:line-break/></text:span></text:p>
      <text:p text:style-name="P27"><text:soft-page-break/><text:span text:style-name="kod_5f_kljucna_5f_rijec"><text:span text:style-name="T9">za svaki</text:span></text:span><text:span text:style-name="T9"> redak matrice </text:span><text:span text:style-name="kod_20_varijabla"><text:span text:style-name="T12">originalna_matrica</text:span></text:span><text:span text:style-name="T9"> {<text:line-break/><text:tab/></text:span><text:span text:style-name="kod_5f_kljucna_5f_rijec"><text:span text:style-name="T9">za </text:span></text:span><text:span text:style-name="kod_5f_kljucna_5f_rijec"><text:span text:style-name="T25">svaki</text:span></text:span><text:span text:style-name="T9"> stupac matrice </text:span><text:span text:style-name="kod_20_varijabla"><text:span text:style-name="T12">originalna_matrica</text:span></text:span><text:span text:style-name="T9"> {<text:line-break/><text:tab/><text:tab/></text:span><text:span text:style-name="kod_20_varijabla"><text:span text:style-name="T13">vrijednost_točke</text:span></text:span><text:span text:style-name="T10"> = 0<text:line-break/><text:tab/><text:tab/></text:span><text:span text:style-name="kod_5f_kljucna_5f_rijec"><text:span text:style-name="T10">za svaki</text:span></text:span><text:span text:style-name="T10"> element </text:span><text:span text:style-name="kod_20_varijabla"><text:span text:style-name="T13">el</text:span></text:span><text:span text:style-name="T10"> 1D matrice </text:span><text:span text:style-name="kod_20_varijabla"><text:span text:style-name="T10">kernel_</text:span></text:span><text:span text:style-name="kod_20_varijabla"><text:span text:style-name="T11">vert</text:span></text:span><text:span text:style-name="T10"> {<text:line-break/><text:tab/><text:tab/><text:tab/></text:span><text:span text:style-name="kod_20_varijabla"><text:span text:style-name="T10">vrijednost_točke</text:span></text:span><text:span text:style-name="T10"> = </text:span><text:span text:style-name="kod_20_varijabla"><text:span text:style-name="T13">el</text:span></text:span><text:span text:style-name="T10"> * </text:span><text:span text:style-name="kod_20_varijabla"><text:span text:style-name="T10">originalna_matrica</text:span></text:span><text:span text:style-name="T10">[</text:span><text:span text:style-name="kod_20_varijabla"><text:span text:style-name="T10">trenutni_redak</text:span></text:span><text:span text:style-name="T10"> </text:span><text:span text:style-name="T11">+</text:span><text:span text:style-name="T10"> </text:span><text:span text:style-name="kod_20_varijabla"><text:span text:style-name="T10">pozicija_u_kernelu</text:span></text:span><text:span text:style-name="T10"> – </text:span><text:span text:style-name="kod_20_varijabla"><text:span text:style-name="T10">radijus_zaglađenja</text:span></text:span><text:span text:style-name="T10">, </text:span><text:span text:style-name="kod_20_varijabla"><text:span text:style-name="T10">trenutni_stupac</text:span></text:span><text:span text:style-name="T11">]</text:span><text:span text:style-name="T10"><text:line-break/><text:tab/><text:tab/>}<text:line-break/><text:tab/><text:tab/></text:span><text:span text:style-name="kod_20_varijabla"><text:span text:style-name="T12">ciljna_matrica</text:span></text:span><text:span text:style-name="T11">[</text:span><text:span text:style-name="kod_20_varijabla"><text:span text:style-name="T11">trenutni_redak</text:span></text:span><text:span text:style-name="T11">, </text:span><text:span text:style-name="kod_20_varijabla"><text:span text:style-name="T11">trenutni_stupac</text:span></text:span><text:span text:style-name="T11">] = </text:span><text:span text:style-name="kod_20_varijabla"><text:span text:style-name="T14">vrijednost_točke</text:span></text:span><text:span text:style-name="T9"><text:line-break/><text:tab/>}<text:line-break/>}</text:span></text:p>
      <text:p text:style-name="P29"/>
      <text:h text:style-name="P36" text:outline-level="1"><text:bookmark-start text:name="__RefHeading__5_1309265801"/>Upute za korištenje<text:bookmark-end text:name="__RefHeading__5_1309265801"/></text:h>
      <text:p text:style-name="P19"/>
      <text:p text:style-name="P19"/>
      <text:h text:style-name="P36" text:outline-level="1"><text:bookmark-start text:name="__RefHeading__7_1309265801"/>Literatura<text:bookmark-end text:name="__RefHeading__7_130926580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family-generic="swiss"/>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line-height="200%"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1" fo:font-weight="normal" style:font-size-asian="10.5pt"/>
    </style:style>
    <style:style style:name="kod_5f_kljucna_5f_rijec" style:display-name="kod_kljucna_rijec" style:family="text">
      <style:text-properties fo:color="#800080" style:font-name="Courier New1" fo:font-weight="bold"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0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lt;Naziv projekta&gt;</text:p>
            </table:table-cell>
            <table:table-cell table:style-name="Table2.B1" office:value-type="string">
              <text:p text:style-name="MP2"><text:s text:c="2"/>Verzija: <text:s text:c="10"/>&lt;1.0&g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lt;dd/mm/yy&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06" text:date-value="2012-12-23T23:33:45">2012</text:date></text:p>
            </table:table-cell>
            <table:table-cell table:style-name="Table1.A1" office:value-type="string">
              <text:p text:style-name="MP5"><text:span text:style-name="MT2">Stranica </text:span><text:span text:style-name="Page_20_Number"><text:span text:style-name="MT2"><text:page-number text:select-page="current">1</text:page-number></text:span></text:span><text:span text:style-name="Page_20_Number"><text:span text:style-name="MT2"> od </text:span></text:span><text:span text:style-name="Page_20_Number"><text:span text:style-name="MT2"><text:page-count style:num-format="1">10</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lt;Naziv projekta&gt;</text:p>
            </table:table-cell>
            <table:table-cell table:style-name="Table4.B1" office:value-type="string">
              <text:p text:style-name="MP2"><text:s text:c="2"/>Verzija: <text:s text:c="10"/>&lt;1.0&g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lt;dd/mm/yy&g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06" text:date-value="2012-12-23T23:33:45">2012</text:date></text:p>
            </table:table-cell>
            <table:table-cell table:style-name="Table3.A1" office:value-type="string">
              <text:p text:style-name="MP5"><text:span text:style-name="MT2">Stranica </text:span><text:span text:style-name="Page_20_Number"><text:span text:style-name="MT2"><text:page-number text:select-page="current">10</text:page-number></text:span></text:span><text:span text:style-name="Page_20_Number"><text:span text:style-name="MT2"> od </text:span></text:span><text:span text:style-name="Page_20_Number"><text:span text:style-name="MT2"><text:page-count style:num-format="1">10</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Case</dc:title>
    <dc:subject>&lt;Project Name&gt;</dc:subject>
    <meta:initial-creator>Projekt - FER 2</meta:initial-creator>
    <meta:creation-date>2007-10-03T12:39:00</meta:creation-date>
    <dc:date>2012-12-23T23:33:45</dc:date>
    <meta:print-date>2005-03-17T15:40:00</meta:print-date>
    <meta:editing-cycles>29</meta:editing-cycles>
    <meta:editing-duration>PT3H14M43S</meta:editing-duration>
    <meta:generator>LibreOffice/3.6$Linux_X86_64 LibreOffice_project/360m1$Build-3</meta:generator>
    <meta:document-statistic meta:table-count="6" meta:image-count="0" meta:object-count="2" meta:page-count="10" meta:paragraph-count="63" meta:word-count="701" meta:character-count="5012" meta:non-whitespace-character-count="4320"/>
    <meta:user-defined meta:name="Info 1"/>
    <meta:user-defined meta:name="Info 2"/>
    <meta:user-defined meta:name="Info 3"/>
    <meta:user-defined meta:name="Info 4"/>
  </office:meta>
</office:document-meta>
</file>

<file path=Object 1/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n>.</mn>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3/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